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9.041cm" table:align="left"/>
    </style:style>
    <style:style style:name="Tabelle1.A" style:family="table-column">
      <style:table-column-properties style:column-width="2.974cm"/>
    </style:style>
    <style:style style:name="Tabelle1.B" style:family="table-column">
      <style:table-column-properties style:column-width="4.235cm"/>
    </style:style>
    <style:style style:name="Tabelle1.C" style:family="table-column">
      <style:table-column-properties style:column-width="2.194cm"/>
    </style:style>
    <style:style style:name="Tabelle1.D" style:family="table-column">
      <style:table-column-properties style:column-width="2.946cm"/>
    </style:style>
    <style:style style:name="Tabelle1.E" style:family="table-column">
      <style:table-column-properties style:column-width="3.02cm"/>
    </style:style>
    <style:style style:name="Tabelle1.F" style:family="table-column">
      <style:table-column-properties style:column-width="3.672cm"/>
    </style:style>
    <style:style style:name="Tabelle1.A1" style:family="table-cell">
      <style:table-cell-properties fo:padding-left="0.101cm" fo:padding-right="0cm" fo:padding-top="0.101cm" fo:padding-bottom="0.101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101cm" fo:border="0.05pt solid #000000"/>
    </style:style>
    <style:style style:name="Tabelle1.A2" style:family="table-cell">
      <style:table-cell-properties fo:padding-left="0.101cm" fo:padding-right="0cm" fo:padding-top="0cm" fo:padding-bottom="0.101cm" fo:border-left="0.05pt solid #000000" fo:border-right="none" fo:border-top="none" fo:border-bottom="0.05pt solid #000000"/>
    </style:style>
    <style:style style:name="Tabelle1.F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.499cm" loext:contextual-spacing="false" style:line-height-at-least="0.503cm"/>
    </style:style>
    <style:style style:name="P2" style:family="paragraph" style:parent-style-name="Table_20_Contents">
      <style:paragraph-properties fo:margin-top="0cm" fo:margin-bottom="0cm" loext:contextual-spacing="false" style:line-height-at-least="0.503cm"/>
    </style:style>
    <style:style style:name="P3" style:family="paragraph" style:parent-style-name="Table_20_Contents">
      <style:paragraph-properties fo:margin-top="0cm" fo:margin-bottom="0cm" loext:contextual-spacing="false" style:line-height-at-least="0.503cm"/>
      <style:text-properties officeooo:rsid="000a034c" officeooo:paragraph-rsid="000a034c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font-variant="normal" fo:text-transform="none" fo:color="#000000" fo:letter-spacing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font-size="14pt" fo:font-style="normal" fo:font-weight="normal"/>
    </style:style>
    <style:style style:name="T3" style:family="text">
      <style:text-properties officeooo:rsid="00080472"/>
    </style:style>
    <style:style style:name="T4" style:family="text">
      <style:text-properties officeooo:rsid="000bea9c"/>
    </style:style>
    <style:style style:name="T5" style:family="text">
      <style:text-properties officeooo:rsid="000fe4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tokoll V<text:span text:style-name="T1">ersion </text:span>1.0</text:p>
      <text:p text:style-name="P6"/>
      <text:p text:style-name="P4">Die <text:span text:style-name="T3">A</text:span>nfragen werden als http <text:span text:style-name="T4">oder https </text:span>Request geschickt. Die Antwort ist plain text.</text:p>
      <text:p text:style-name="P6"/>
      <text:p text:style-name="P4">Mit dem <text:span text:style-name="T3">P</text:span>arameter do wird festgelegt, was genau gemacht wird. Ohne do Parameter antwortet der Server „no action given“. Wenn der <text:span text:style-name="T3">S</text:span>erver den do Parameter nicht kennt antwortet er „unknown action“.</text:p>
      <text:p text:style-name="P6"/>
      <text:p text:style-name="P4">Grundsätzlich gibt der Server nur eine <text:span text:style-name="T3">M</text:span>eldung aus, auch wenn mehrere Probleme mit der Anfrage vorliegen.</text:p>
      <text:p text:style-name="P6"/>
      <text:p text:style-name="P4">Sämtliche base 64 codierten <text:span text:style-name="T3">Werte</text:span> sind ohne Zeilenumbrüche.</text:p>
      <text:p text:style-name="P6"/>
      <text:p text:style-name="P4">Die Parameter name und pass müssen base 64 codiert angegeben werden. Wenn eines davon fehlt oder nicht base 64 codiert ist, wird eine der folgenden Meldungen ausgegeben:</text:p>
      <text:p text:style-name="P5">„<text:span text:style-name="T2">username needed“, „pass needed“, „username not base 64“, „pass not base 64“.</text:span></text:p>
      <text:p text:style-name="P6"/>
      <text:p text:style-name="P4">Nur wenn der do Parameter „protocolVersion“ ist, werden username und pass nicht gebraucht.</text:p>
      <text:p text:style-name="P6"/>
      <text:p text:style-name="P4">Wenn der Benutzername nicht existiert, oder das <text:span text:style-name="T3">P</text:span>asswort nicht stimmt, gibt der Server aus „login incorrect“.</text:p>
      <text:p text:style-name="P6"/>
      <text:p text:style-name="P4">Es können auch internal server errors ausgegeben werden, aber nur, wenn der <text:span text:style-name="T3">S</text:span>erver nicht richtig funktioniert.</text:p>
      <text:p text:style-name="P6"/>
      <text:p text:style-name="P4">Alle anderen Rückgabewerte sind bezogen auf die durchgeführte Aktion.</text:p>
      <text:p text:style-name="P6"/>
      <text:p text:style-name="P4">Liste der möglichen Aktionen:</text:p>
      <text:p text:style-name="P6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table:style-name="Tabelle1.A1" office:value-type="string">
            <text:p text:style-name="P2">do Parameter</text:p>
          </table:table-cell>
          <table:table-cell table:style-name="Tabelle1.A1" office:value-type="string">
            <text:p text:style-name="P2">Zweck</text:p>
          </table:table-cell>
          <table:table-cell table:style-name="Tabelle1.A1" office:value-type="string">
            <text:p text:style-name="P2">Zusätzliche Parameter</text:p>
          </table:table-cell>
          <table:table-cell table:style-name="Tabelle1.A1" office:value-type="string">
            <text:p text:style-name="P2">Erklärung der Parameter</text:p>
          </table:table-cell>
          <table:table-cell table:style-name="Tabelle1.A1" office:value-type="string">
            <text:p text:style-name="P2">Mögliche Antworten</text:p>
          </table:table-cell>
          <table:table-cell table:style-name="Tabelle1.F1" office:value-type="string">
            <text:p text:style-name="P2">Erklärung</text:p>
          </table:table-cell>
        </table:table-row>
        <table:table-row>
          <table:table-cell table:style-name="Tabelle1.A2" office:value-type="string">
            <text:p text:style-name="P2">protocolVersion</text:p>
          </table:table-cell>
          <table:table-cell table:style-name="Tabelle1.A2" office:value-type="string">
            <text:p text:style-name="P2">Gibt die Versionsnummer aus.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mor diab protocol version 1.0</text:p>
          </table:table-cell>
          <table:table-cell table:style-name="Tabelle1.F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>createUser</text:p>
          </table:table-cell>
          <table:table-cell table:style-name="Tabelle1.A2" office:value-type="string">
            <text:p text:style-name="P2">Neues Nutzerkonto anlegen</text:p>
          </table:table-cell>
          <table:table-cell table:style-name="Tabelle1.A2" office:value-type="string">
            <text:p text:style-name="P2">email</text:p>
          </table:table-cell>
          <table:table-cell table:style-name="Tabelle1.A2" office:value-type="string">
            <text:p text:style-name="P2">E-Mail-Adresse des neuen nutzers</text:p>
          </table:table-cell>
          <table:table-cell table:style-name="Tabelle1.A2" office:value-type="string">
            <text:p text:style-name="P2">email needed</text:p>
          </table:table-cell>
          <table:table-cell table:style-name="Tabelle1.F2" office:value-type="string">
            <text:p text:style-name="P2">Keine E-Mail-Adresse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sername exists</text:p>
          </table:table-cell>
          <table:table-cell table:style-name="Tabelle1.F2" office:value-type="string">
            <text:p text:style-name="P2">Nutzername kann nicht verwendet werd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email is not base 64</text:p>
          </table:table-cell>
          <table:table-cell table:style-name="Tabelle1.F2" office:value-type="string">
            <text:p text:style-name="P2">E-Mail-Adresse muss base 64 codiert sei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Nutzerkonto angelegt</text:p>
          </table:table-cell>
        </table:table-row>
        <text:soft-page-break/>
        <table:table-row>
          <table:table-cell table:style-name="Tabelle1.A2" office:value-type="string">
            <text:p text:style-name="P2">deleteUser</text:p>
          </table:table-cell>
          <table:table-cell table:style-name="Tabelle1.A2" office:value-type="string">
            <text:p text:style-name="P2">Löscht den Benutzer und seine Daten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gelöscht</text:p>
          </table:table-cell>
        </table:table-row>
        <table:table-row>
          <table:table-cell table:style-name="Tabelle1.A2" office:value-type="string">
            <text:p text:style-name="P2">createTable</text:p>
          </table:table-cell>
          <table:table-cell table:style-name="Tabelle1.A2" office:value-type="string">
            <text:p text:style-name="P2">Tabelle für Messwerte anlegen.</text:p>
          </table:table-cell>
          <table:table-cell table:style-name="Tabelle1.A2" office:value-type="string">
            <text:p text:style-name="P2">sugarUnit</text:p>
          </table:table-cell>
          <table:table-cell table:style-name="Tabelle1.A2" office:value-type="string">
            <text:p text:style-name="P1">mmol für mmol/l oder mg für mg/dl</text:p>
            <text:p text:style-name="P2"/>
          </table:table-cell>
          <table:table-cell table:style-name="Tabelle1.A2" office:value-type="string">
            <text:p text:style-name="P2">sugar unit needed</text:p>
          </table:table-cell>
          <table:table-cell table:style-name="Tabelle1.F2" office:value-type="string">
            <text:p text:style-name="P2">Keine Einheit für den Blutzuck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sugar unit</text:p>
          </table:table-cell>
          <table:table-cell table:style-name="Tabelle1.F2" office:value-type="string">
            <text:p text:style-name="P2">Wenn nicht mmol oder mg angegben wurde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foodUnit</text:p>
          </table:table-cell>
          <table:table-cell table:style-name="Tabelle1.A2" office:value-type="string">
            <text:p text:style-name="P2">be für messwerte in BE, khe für KHE und g für Gramm Kohlenhydrate</text:p>
          </table:table-cell>
          <table:table-cell table:style-name="Tabelle1.A2" office:value-type="string">
            <text:p text:style-name="P2">food unit needed</text:p>
          </table:table-cell>
          <table:table-cell table:style-name="Tabelle1.F2" office:value-type="string">
            <text:p text:style-name="P2">Keine Einheit für die Mahlzeiten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food unit</text:p>
          </table:table-cell>
          <table:table-cell table:style-name="Tabelle1.F2" office:value-type="string">
            <text:p text:style-name="P2">Wenn nicht be, khe oder g angegeben wurd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med1, med2 ...</text:p>
          </table:table-cell>
          <table:table-cell table:style-name="Tabelle1.A2" office:value-type="string">
            <text:p text:style-name="P3">Name eines Medikaments es können beliebig viele Medikamente angegeben werden, die medikamente müssen mit 1 beginnend aufsteigend nummeriert werden. Wenn eine Zahl fehlt, werden alle medikamente danach ignoriert</text:p>
          </table:table-cell>
          <table:table-cell table:style-name="Tabelle1.A2" office:value-type="string">
            <text:p text:style-name="P2"/>
          </table:table-cell>
          <table:table-cell table:style-name="Tabelle1.F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medunit1, medunit2 ...</text:p>
          </table:table-cell>
          <table:table-cell table:style-name="Tabelle1.A2" office:value-type="string">
            <text:p text:style-name="P3">Einheiten für die Medikamente. Die Einheiten gehören zu den Medikamenten mit der gleichen Nummer</text:p>
          </table:table-cell>
          <table:table-cell table:style-name="Tabelle1.A2" office:value-type="string">
            <text:p text:style-name="P3">missing med unit </text:p>
          </table:table-cell>
          <table:table-cell table:style-name="Tabelle1.F2" office:value-type="string">
            <text:p text:style-name="P3">Wenn ein medikament angegeben wurde, aber keine Einheit mit der passenden nummer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ble exists</text:p>
          </table:table-cell>
          <table:table-cell table:style-name="Tabelle1.F2" office:value-type="string">
            <text:p text:style-name="P2">Es existiert schon eine Tabell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Tabelle wurde angelegt</text:p>
          </table:table-cell>
        </table:table-row>
        <table:table-row>
          <table:table-cell table:style-name="Tabelle1.A2" office:value-type="string">
            <text:p text:style-name="P2">givePriv</text:p>
          </table:table-cell>
          <table:table-cell table:style-name="Tabelle1.A2" office:value-type="string">
            <text:p text:style-name="P2">Einem anderen Benutzer Zugriff auf die <text:soft-page-break/>eigene Tabelle gewähren. Ändert auch bestehende Berechtigungen.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der Zugriff <text:soft-page-break/>bekommen soll muss base 64 codiert sein.</text:p>
          </table:table-cell>
          <table:table-cell table:style-name="Tabelle1.A2" office:value-type="string">
            <text:p text:style-name="P2">user needed</text:p>
          </table:table-cell>
          <table:table-cell table:style-name="Tabelle1.F2" office:value-type="string">
            <text:p text:style-name="P2">Kein Nutzername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User not base 64</text:p>
          </table:table-cell>
          <table:table-cell table:style-name="Tabelle1.F2" office:value-type="string">
            <text:p text:style-name="P2">targetUser ist nicht base 64 codier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user</text:p>
          </table:table-cell>
          <table:table-cell table:style-name="Tabelle1.F2" office:value-type="string">
            <text:p text:style-name="P2">Kein existierender Benutzername der mit targetUser übereinstimm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privLevel</text:p>
          </table:table-cell>
          <table:table-cell table:style-name="Tabelle1.A2" office:value-type="string">
            <text:p text:style-name="P2">Bestimmt welche Berechtigung gegeben werden soll. Mögliche werte sind r für lesen und rw für lesen und schreiben.</text:p>
          </table:table-cell>
          <table:table-cell table:style-name="Tabelle1.A2" office:value-type="string">
            <text:p text:style-name="P2">No privilege level given</text:p>
          </table:table-cell>
          <table:table-cell table:style-name="Tabelle1.F2" office:value-type="string">
            <text:p text:style-name="P2">Keine berechtigung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privilege level</text:p>
          </table:table-cell>
          <table:table-cell table:style-name="Tabelle1.F2" office:value-type="string">
            <text:p text:style-name="P2">Als privLevel wurde etwas anderes als r oder rw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Berechtigung wurde eingestellt.</text:p>
          </table:table-cell>
        </table:table-row>
        <table:table-row>
          <table:table-cell table:style-name="Tabelle1.A2" office:value-type="string">
            <text:p text:style-name="P2">getMediDef</text:p>
          </table:table-cell>
          <table:table-cell table:style-name="Tabelle1.A2" office:value-type="string">
            <text:p text:style-name="P2">Gibt die aktuelle Medikamentenliste eines Nutzers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Nutzer dessen Medikamente ausgegeben werden solle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be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ient privileges</text:p>
          </table:table-cell>
          <table:table-cell table:style-name="Tabelle1.F2" office:value-type="string">
            <text:p text:style-name="P2">Benutzername existiert nicht oder man hat nicht die rechte lesen, schreiben oder besitzer an der Tabelle des Nutzers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Eine Liste der Medikamente</text:p>
          </table:table-cell>
          <table:table-cell table:style-name="Tabelle1.F2" office:value-type="string">
            <text:p text:style-name="P1">Die Liste enthält die id des Medikaments, den Namen und die Einheit. Trennzeichen zwischen den Werten ist ; nach jedem Medikament erfolgt ein <text:soft-page-break/>Zeilenumbruch. id ist ein Integer, Name und Einheit sind <text:span text:style-name="T5">base64 codierte</text:span> Strings. Die Form ist also:</text:p>
            <text:p text:style-name="P1">id1;Name1;Einheit1</text:p>
            <text:p text:style-name="P1">id2;Name2;Einheit2</text:p>
            <text:p text:style-name="P2">usw.</text:p>
          </table:table-cell>
        </table:table-row>
        <table:table-row>
          <table:table-cell table:style-name="Tabelle1.A2" office:value-type="string">
            <text:p text:style-name="P2">getUnits</text:p>
          </table:table-cell>
          <table:table-cell table:style-name="Tabelle1.A2" office:value-type="string">
            <text:p text:style-name="P2">Gibt die einheiten für blutzucker und Mahlzeiten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dessen Einhieten ausgegeben werde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Benutzername übermittel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ient privileges</text:p>
          </table:table-cell>
          <table:table-cell table:style-name="Tabelle1.F2" office:value-type="string">
            <text:p text:style-name="P2">Benutzername existiert nicht, oder man hat kein lese, schreib oder besitzerrecht an dessen tabell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Liste der einheiten</text:p>
          </table:table-cell>
          <table:table-cell table:style-name="Tabelle1.F2" office:value-type="string">
            <text:p text:style-name="P2">Die Liste hat 2 Zeilen in der ersten steht mg/dl oder mmol/l als einheit für den Blutzucker. In der Zweiten steht BE, KHE oder G G bedeutet, dass in Gramm Kohlenhydraten gemessen wird.</text:p>
          </table:table-cell>
        </table:table-row>
        <table:table-row>
          <table:table-cell table:style-name="Tabelle1.A2" office:value-type="string">
            <text:p text:style-name="P2">getAll</text:p>
          </table:table-cell>
          <table:table-cell table:style-name="Tabelle1.A2" office:value-type="string">
            <text:p text:style-name="P2">Gibt die Messwerte eines Benutzers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Nutzer dessen Messwerte ausgegeben werden solle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insufficient privileges</text:p>
          </table:table-cell>
          <table:table-cell table:style-name="Tabelle1.F2" office:value-type="string">
            <text:p text:style-name="P2">Angegebener nutzer existiert nicht oder der nutzer der sich eingeloggt hat hat nicht das lese, schreib oder <text:soft-page-break/>eigentümerrecht an dessen Tabell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</text:p>
          </table:table-cell>
          <table:table-cell table:style-name="Tabelle1.A2" office:value-type="string">
            <text:p text:style-name="P2">Datum ab dem die Werte ausgegeben werden sollen, wenn kein Datum angegeben wird, werden alle werte ausgegeben. Datum muss im Format yyyy-mm-dd [hh:mm:ss] angegeben werden</text:p>
          </table:table-cell>
          <table:table-cell table:style-name="Tabelle1.A2" office:value-type="string">
            <text:p text:style-name="P2">date ist not in correct format yyyy-mm-dd [hh:mm:ss]</text:p>
          </table:table-cell>
          <table:table-cell table:style-name="Tabelle1.F2" office:value-type="string">
            <text:p text:style-name="P2">Datum hat das falsche Forma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Liste der Messwerte</text:p>
          </table:table-cell>
          <table:table-cell table:style-name="Tabelle1.F2" office:value-type="string">
            <text:p text:style-name="P1">Liste der Messwerte des nutzers im csv format ein Messwert pro zeile Trennzeichen ist ; die Reichenfolge der Werte ist:</text:p>
            <text:p text:style-name="P2">id;datum;messwert;kommentar;mahlzeiten und danach die medikamente in der reihenfolge der Medikamentenliste. Kommentar ist base 64 codiert, Datum ein entsprechender String und die Anderen Werte sind Zahlen.</text:p>
          </table:table-cell>
        </table:table-row>
        <table:table-row>
          <table:table-cell table:style-name="Tabelle1.A2" office:value-type="string">
            <text:p text:style-name="P2">getPriv</text:p>
          </table:table-cell>
          <table:table-cell table:style-name="Tabelle1.A2" office:value-type="string">
            <text:p text:style-name="P2">Gibt eine liste der Berechtigungen aus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Eine Liste der Tabellen und Berechtigungen</text:p>
          </table:table-cell>
          <table:table-cell table:style-name="Tabelle1.F2" office:value-type="string">
            <text:p text:style-name="P2">Ausgabe ist im csv Format. Trennzeichen ist ; erst kommt der Base 64 codierte Benutzername dann die berechtigung r für lesen rw für schreiben o für Besitzer.</text:p>
          </table:table-cell>
        </table:table-row>
        <table:table-row>
          <table:table-cell table:style-name="Tabelle1.A2" office:value-type="string">
            <text:p text:style-name="P2">insert</text:p>
          </table:table-cell>
          <table:table-cell table:style-name="Tabelle1.A2" office:value-type="string">
            <text:p text:style-name="P2">Fügt einen Datensatz in die Tabelle ein. Wenn <text:soft-page-break/>ein Datensatz mit gleichem Messwert existiert und der Messzeitpunkt nicht mehr als 5 Minuten abweicht, wird der Datensatz nicht eingefügt.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in dessen Tabelle <text:soft-page-break/>der Wert eingefügt wird.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ent privileges</text:p>
          </table:table-cell>
          <table:table-cell table:style-name="Tabelle1.F2" office:value-type="string">
            <text:p text:style-name="P2">Es gibt den Zielnutzer nicht, oder es besteht kein Recht in die Tabelle zu schreiben. Geht mit Schreibrecht oder mit Besitzerrech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</text:p>
          </table:table-cell>
          <table:table-cell table:style-name="Tabelle1.A2" office:value-type="string">
            <text:p text:style-name="P2">Zeitpunkt der Messung im Format yyyy-mm-dd [hh:mm:ss]</text:p>
          </table:table-cell>
          <table:table-cell table:style-name="Tabelle1.A2" office:value-type="string">
            <text:p text:style-name="P2">no date given</text:p>
          </table:table-cell>
          <table:table-cell table:style-name="Tabelle1.F2" office:value-type="string">
            <text:p text:style-name="P2">Kein Datum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 ist not in correct format yyyy-mm-dd [hh:mm:ss]</text:p>
          </table:table-cell>
          <table:table-cell table:style-name="Tabelle1.F2" office:value-type="string">
            <text:p text:style-name="P2">Datum im falschen forma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value</text:p>
          </table:table-cell>
          <table:table-cell table:style-name="Tabelle1.A2" office:value-type="string">
            <text:p text:style-name="P2">Messwert</text:p>
          </table:table-cell>
          <table:table-cell table:style-name="Tabelle1.A2" office:value-type="string">
            <text:p text:style-name="P2">value is not a number</text:p>
          </table:table-cell>
          <table:table-cell table:style-name="Tabelle1.F2" office:value-type="string">
            <text:p text:style-name="P2">Value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food</text:p>
          </table:table-cell>
          <table:table-cell table:style-name="Tabelle1.A2" office:value-type="string">
            <text:p text:style-name="P2">Mahlzeit in der Messeinheit, die für diesen user festgelegt wurde</text:p>
          </table:table-cell>
          <table:table-cell table:style-name="Tabelle1.A2" office:value-type="string">
            <text:p text:style-name="P2">food is not a numeric value</text:p>
          </table:table-cell>
          <table:table-cell table:style-name="Tabelle1.F2" office:value-type="string">
            <text:p text:style-name="P2">Mahlzeit wurde nicht als Zahl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mment</text:p>
          </table:table-cell>
          <table:table-cell table:style-name="Tabelle1.A2" office:value-type="string">
            <text:p text:style-name="P2">Kommentar muss Base 64 codiert sein.</text:p>
          </table:table-cell>
          <table:table-cell table:style-name="Tabelle1.A2" office:value-type="string">
            <text:p text:style-name="P2">comment is not base 64</text:p>
          </table:table-cell>
          <table:table-cell table:style-name="Tabelle1.F2" office:value-type="string">
            <text:p text:style-name="P2">Kommentar ist nicht base 64 codier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mediX</text:p>
          </table:table-cell>
          <table:table-cell table:style-name="Tabelle1.A2" office:value-type="string">
            <text:p text:style-name="P2">Medikament statt X muss die nummerische id des Medikaments angegeben sein für jedes definiterte Medikament ist ein separater Parameter anzugeben.</text:p>
          </table:table-cell>
          <table:table-cell table:style-name="Tabelle1.A2" office:value-type="string">
            <text:p text:style-name="P2">mediX not a number</text:p>
          </table:table-cell>
          <table:table-cell table:style-name="Tabelle1.F2" office:value-type="string">
            <text:p text:style-name="P2">Medikament mit Nummer X ist keine Zahl</text:p>
          </table:table-cell>
        </table:table-row>
        <text:soft-page-break/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llision id=xxx</text:p>
          </table:table-cell>
          <table:table-cell table:style-name="Tabelle1.F2" office:value-type="string">
            <text:p text:style-name="P2">Eintrag mit der Nummer xxx hat den gleichen Messwert und der Zeitpunkt weicht weniger als 5 Minuten ab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Wert wurde eingefügt.</text:p>
          </table:table-cell>
        </table:table-row>
        <table:table-row>
          <table:table-cell table:style-name="Tabelle1.A2" office:value-type="string">
            <text:p text:style-name="P2">forceInsert</text:p>
          </table:table-cell>
          <table:table-cell table:style-name="Tabelle1.A2" office:value-type="string">
            <text:p text:style-name="P2">Genau wie insert nur Ohne Kollisionserkennung</text:p>
          </table:table-cell>
          <table:table-cell table:style-name="Tabelle1.A2" office:value-type="string">
            <text:p text:style-name="P2">Parameter siehe insert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Rückmeldungen siehe Insert nur ohne collison Meldung</text:p>
          </table:table-cell>
          <table:table-cell table:style-name="Tabelle1.F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>getOne</text:p>
          </table:table-cell>
          <table:table-cell table:style-name="Tabelle1.A2" office:value-type="string">
            <text:p text:style-name="P2">Gibt einen Eintrag aus der Datenbank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aus dessen Tabelle der Wert abgerufen wird muss base 64 codiert sein.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</text:p>
          </table:table-cell>
          <table:table-cell table:style-name="Tabelle1.A2" office:value-type="string">
            <text:p text:style-name="P2">Id es Datensatzes, der abgerufen werden soll</text:p>
          </table:table-cell>
          <table:table-cell table:style-name="Tabelle1.A2" office:value-type="string">
            <text:p text:style-name="P2">no id given or id is not a number</text:p>
          </table:table-cell>
          <table:table-cell table:style-name="Tabelle1.F2" office:value-type="string">
            <text:p text:style-name="P2">Id ist keien Zahl oder fehlt ganz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nsatz</text:p>
          </table:table-cell>
          <table:table-cell table:style-name="Tabelle1.F2" office:value-type="string">
            <text:p text:style-name="P1">Der Datensatz wird in diesem Formalt ausgegeben:</text:p>
            <text:p text:style-name="P2">id;datum;messwert;kommentar;mahlzeit[;medikament1[;medikament2[;...]]]</text:p>
          </table:table-cell>
        </table:table-row>
        <table:table-row>
          <table:table-cell table:style-name="Tabelle1.A2" office:value-type="string">
            <text:p text:style-name="P2">deleteOne</text:p>
          </table:table-cell>
          <table:table-cell table:style-name="Tabelle1.A2" office:value-type="string">
            <text:p text:style-name="P2">Löscht einen datensatz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aus dessen Tabelle der Datensatz gelöscht wird muss base 64 codiert sei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Be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ent privileges</text:p>
          </table:table-cell>
          <table:table-cell table:style-name="Tabelle1.F2" office:value-type="string">
            <text:p text:style-name="P2">Es gibt den Benutzernamen nicht, oder es besteht kein schreib oder benutzerrecht.</text:p>
          </table:table-cell>
        </table:table-row>
        <text:soft-page-break/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</text:p>
          </table:table-cell>
          <table:table-cell table:style-name="Tabelle1.A2" office:value-type="string">
            <text:p text:style-name="P2">id des datensatzes der gelöscht werden soll.</text:p>
          </table:table-cell>
          <table:table-cell table:style-name="Tabelle1.A2" office:value-type="string">
            <text:p text:style-name="P2">no id given or id is not a number</text:p>
          </table:table-cell>
          <table:table-cell table:style-name="Tabelle1.F2" office:value-type="string">
            <text:p text:style-name="P2">Keine id angegeben oder es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Datensatz wurde gelöscht</text:p>
          </table:table-cell>
        </table:table-row>
        <table:table-row>
          <table:table-cell table:style-name="Tabelle1.A2" office:value-type="string">
            <text:p text:style-name="P2">removePriv</text:p>
          </table:table-cell>
          <table:table-cell table:style-name="Tabelle1.A2" office:value-type="string">
            <text:p text:style-name="P2">Entzieht einem anderen Nutzer die berechtigungen an der Tabelle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dem die Berechtigung entzogen wird muss base 64 codiert sein</text:p>
          </table:table-cell>
          <table:table-cell table:style-name="Tabelle1.A2" office:value-type="string">
            <text:p text:style-name="P2">user needed</text:p>
          </table:table-cell>
          <table:table-cell table:style-name="Tabelle1.F2" office:value-type="string">
            <text:p text:style-name="P2">Kein Be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name of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own user</text:p>
          </table:table-cell>
          <table:table-cell table:style-name="Tabelle1.F2" office:value-type="string">
            <text:p text:style-name="P2">Benutzername existiert nich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Berechtigung wurde gelöscht</text:p>
          </table:table-cell>
        </table:table-row>
        <table:table-row>
          <table:table-cell table:style-name="Tabelle1.A2" office:value-type="string">
            <text:p text:style-name="P2">givenPrivs</text:p>
          </table:table-cell>
          <table:table-cell table:style-name="Tabelle1.A2" office:value-type="string">
            <text:p text:style-name="P2">Listet die Zugriffsberechtigungen auf, die anderen Nutzern gegeben wurden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Liste der Benutzer und berechtigungen</text:p>
          </table:table-cell>
          <table:table-cell table:style-name="Tabelle1.F2" office:value-type="string">
            <text:p text:style-name="P2">Liste ist in CSV Format, Trennzeichen ist ; erst wird der base 64 codierte Username ausgegeben und dann o, rw oder r für besitzer, lesen und schreiben bzw. lesen.</text:p>
          </table:table-cell>
        </table:table-row>
        <table:table-row>
          <table:table-cell table:style-name="Tabelle1.A2" office:value-type="string">
            <text:p text:style-name="P2">changeValue</text:p>
          </table:table-cell>
          <table:table-cell table:style-name="Tabelle1.A2" office:value-type="string">
            <text:p text:style-name="P2">Ändert einen bestehenden Datensatz</text:p>
          </table:table-cell>
          <table:table-cell table:style-name="Tabelle1.A2" office:value-type="string">
            <text:p text:style-name="P2">id</text:p>
          </table:table-cell>
          <table:table-cell table:style-name="Tabelle1.A2" office:value-type="string">
            <text:p text:style-name="P2">Id des Datensatzes, der geändert werden soll</text:p>
          </table:table-cell>
          <table:table-cell table:style-name="Tabelle1.A2" office:value-type="string">
            <text:p text:style-name="P2">no id given</text:p>
          </table:table-cell>
          <table:table-cell table:style-name="Tabelle1.F2" office:value-type="string">
            <text:p text:style-name="P2">Keine id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 is no integer</text:p>
          </table:table-cell>
          <table:table-cell table:style-name="Tabelle1.F2" office:value-type="string">
            <text:p text:style-name="P2">Id ist kein Integer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 does not exist</text:p>
          </table:table-cell>
          <table:table-cell table:style-name="Tabelle1.F2" office:value-type="string">
            <text:p text:style-name="P2">Es gibt diese id nich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in dessen Tabelle der Wert eingefügt wird.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ent privileges</text:p>
          </table:table-cell>
          <table:table-cell table:style-name="Tabelle1.F2" office:value-type="string">
            <text:p text:style-name="P2">Es gibt den Zielnutzer nicht, oder es besteht kein Recht in die Tabelle <text:soft-page-break/>zu schreiben. Geht mit Schreibrecht oder mit Besitzerrech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</text:p>
          </table:table-cell>
          <table:table-cell table:style-name="Tabelle1.A2" office:value-type="string">
            <text:p text:style-name="P2">Zeitpunkt der Messung im Format yyyy-mm-dd [hh:mm:ss]</text:p>
          </table:table-cell>
          <table:table-cell table:style-name="Tabelle1.A2" office:value-type="string">
            <text:p text:style-name="P2">no date given</text:p>
          </table:table-cell>
          <table:table-cell table:style-name="Tabelle1.F2" office:value-type="string">
            <text:p text:style-name="P2">Kein Datum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 ist not in correct format yyyy-mm-dd [hh:mm:ss]</text:p>
          </table:table-cell>
          <table:table-cell table:style-name="Tabelle1.F2" office:value-type="string">
            <text:p text:style-name="P2">Datum im falschen forma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value</text:p>
          </table:table-cell>
          <table:table-cell table:style-name="Tabelle1.A2" office:value-type="string">
            <text:p text:style-name="P2">Messwert</text:p>
          </table:table-cell>
          <table:table-cell table:style-name="Tabelle1.A2" office:value-type="string">
            <text:p text:style-name="P2">value is not a number</text:p>
          </table:table-cell>
          <table:table-cell table:style-name="Tabelle1.F2" office:value-type="string">
            <text:p text:style-name="P2">Value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food</text:p>
          </table:table-cell>
          <table:table-cell table:style-name="Tabelle1.A2" office:value-type="string">
            <text:p text:style-name="P2">Mahlzeit in der Messeinheit, die für diesen user festgelegt wurde</text:p>
          </table:table-cell>
          <table:table-cell table:style-name="Tabelle1.A2" office:value-type="string">
            <text:p text:style-name="P2">food is not a numeric value</text:p>
          </table:table-cell>
          <table:table-cell table:style-name="Tabelle1.F2" office:value-type="string">
            <text:p text:style-name="P2">Mahlzeit wurde nicht als Zahl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mment</text:p>
          </table:table-cell>
          <table:table-cell table:style-name="Tabelle1.A2" office:value-type="string">
            <text:p text:style-name="P2">Kommentar muss Base 64 codiert sein.</text:p>
          </table:table-cell>
          <table:table-cell table:style-name="Tabelle1.A2" office:value-type="string">
            <text:p text:style-name="P2">comment is not base 64</text:p>
          </table:table-cell>
          <table:table-cell table:style-name="Tabelle1.F2" office:value-type="string">
            <text:p text:style-name="P2">Kommentar ist nicht base 64 codier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mediX</text:p>
          </table:table-cell>
          <table:table-cell table:style-name="Tabelle1.A2" office:value-type="string">
            <text:p text:style-name="P2">Medikament statt X muss die nummerische id des Medikaments angegeben sein für jedes definiterte Medikament ist ein separater Parameter anzugeben.</text:p>
          </table:table-cell>
          <table:table-cell table:style-name="Tabelle1.A2" office:value-type="string">
            <text:p text:style-name="P2">mediX not a number</text:p>
          </table:table-cell>
          <table:table-cell table:style-name="Tabelle1.F2" office:value-type="string">
            <text:p text:style-name="P2">Medikament mit Nummer X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llision id=xxx</text:p>
          </table:table-cell>
          <table:table-cell table:style-name="Tabelle1.F2" office:value-type="string">
            <text:p text:style-name="P2">Eintrag mit der Nummer xxx hat den gleichen Messwert und der Zeitpunkt weicht weniger als 5 Minuten ab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Wert wurde eingefügt.</text:p>
          </table:table-cell>
        </table:table-row>
        <table:table-row>
          <table:table-cell table:style-name="Tabelle1.A2" office:value-type="string">
            <text:p text:style-name="P2">getOne</text:p>
          </table:table-cell>
          <table:table-cell table:style-name="Tabelle1.A2" office:value-type="string">
            <text:p text:style-name="P2">Gibt einen Eintrag aus der Datenbank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aus dessen Tabelle der Wert abgerufen wird muss base 64 codiert sein.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</text:p>
          </table:table-cell>
        </table:table-row>
        <text:soft-page-break/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</text:p>
          </table:table-cell>
          <table:table-cell table:style-name="Tabelle1.A2" office:value-type="string">
            <text:p text:style-name="P2">Id es Datensatzes, der abgerufen werden soll</text:p>
          </table:table-cell>
          <table:table-cell table:style-name="Tabelle1.A2" office:value-type="string">
            <text:p text:style-name="P2">no id given or id is not a number</text:p>
          </table:table-cell>
          <table:table-cell table:style-name="Tabelle1.F2" office:value-type="string">
            <text:p text:style-name="P2">Id ist keien Zahl oder fehlt ganz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nsatz</text:p>
          </table:table-cell>
          <table:table-cell table:style-name="Tabelle1.F2" office:value-type="string">
            <text:p text:style-name="P1">Der Datensatz wird in diesem Formalt ausgegeben:</text:p>
            <text:p text:style-name="P2">id;datum;messwert;kommentar;mahlzeit[;medikament1[;medikament2[;...]]]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16T11:49:49.892683449</meta:creation-date>
    <dc:date>2020-07-25T17:35:46.702263296</dc:date>
    <meta:editing-duration>PT11M38S</meta:editing-duration>
    <meta:editing-cycles>6</meta:editing-cycles>
    <meta:generator>LibreOffice/6.3.5.2$Linux_X86_64 LibreOffice_project/30$Build-2</meta:generator>
    <meta:document-statistic meta:table-count="1" meta:image-count="0" meta:object-count="0" meta:page-count="10" meta:paragraph-count="274" meta:word-count="1643" meta:character-count="10524" meta:non-whitespace-character-count="9152"/>
  </office:meta>
</office:document-meta>
</file>